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default-cell-style-name="ce8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office:value-type="string" table:style-name="ce2">
            <text:p>Mt. Nyakabanda (Sulfura)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, 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7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, X</text:p>
          </table:table-cell>
          <table:table-cell office:value-type="string" table:style-name="ce17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6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office:value-type="string" table:style-name="ce17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2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7"/>
          <table:table-cell table:style-name="ce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3" table:style-name="ce7"/>
          <table:table-cell table:number-columns-repeated="16380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ekum</meta:initial-creator>
    <dc:creator>Dekum</dc:creator>
    <meta:creation-date>2022-06-25T07:22:25Z</meta:creation-date>
    <dc:date>2023-03-12T13:38:20Z</dc:date>
    <meta:editing-duration>PT0S</meta:editing-duration>
  </office:meta>
</office:document-meta>
</file>